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5.13cm" presentation:class="title" presentation:user-transformed="true">
          <draw:text-box>
            <text:p>ZOJ <text:s/>2734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20152100121林伟业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9:09:31.784416095</meta:creation-date>
    <dc:date>2016-06-14T19:11:50.640368736</dc:date>
    <meta:editing-duration>PT2M19S</meta:editing-duration>
    <meta:editing-cycles>2</meta:editing-cycles>
    <meta:generator>LibreOffice/5.1.3.2$Linux_X86_64 LibreOffice_project/10m0$Build-2</meta:generator>
    <meta:document-statistic meta:object-count="25"/>
  </office:meta>
</office:document-meta>
</file>